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5" style:family="graphic" style:parent-style-name="objectwithoutfill">
      <style:graphic-properties svg:stroke-color="#729fcf" draw:marker-start="Arrow" draw:marker-start-width="0.305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4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5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P5" style:family="paragraph">
      <style:paragraph-properties fo:text-align="center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84d1" style:font-name="Courier New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style:font-name="Liberation San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84d1" style:font-name="Liberation San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style:style style:name="T3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84d1" style:font-name="Courier New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84d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6.35cm" svg:x="9.205cm" svg:y="8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007cm" svg:height="1.27cm" svg:x="10.129cm" svg:y="10.516cm">
          <draw:text-box>
            <text:p text:style-name="P1"><text:span text:style-name="T1">Data Source QADC CSTS</text:span></text:p>
          </draw:text-box>
        </draw:frame>
        <draw:line draw:style-name="gr3" draw:text-style-name="P3" draw:layer="layout" svg:x1="3.525cm" svg:y1="11.405cm" svg:x2="9.24cm" svg:y2="11.405cm">
          <text:p/>
        </draw:line>
        <draw:line draw:style-name="gr3" draw:text-style-name="P3" draw:layer="layout" svg:x1="18.892cm" svg:y1="11.405cm" svg:x2="24.607cm" svg:y2="11.405cm">
          <text:p/>
        </draw:line>
        <draw:frame draw:style-name="gr4" draw:text-style-name="P4" draw:layer="layout" svg:width="6.477cm" svg:height="3.806cm" svg:x="18.384cm" svg:y="9.783cm">
          <draw:text-box>
            <text:p text:style-name="P1"><text:span text:style-name="T2"/></text:p>
            <text:p text:style-name="P1"><text:span text:style-name="T3">out</text:span></text:p>
            <text:p text:style-name="P1"><text:span text:style-name="T4">16-bit complex samples</text:span></text:p>
          </draw:text-box>
        </draw:frame>
        <draw:line draw:style-name="gr5" draw:text-style-name="P3" draw:layer="layout" svg:x1="13.939cm" svg:y1="5.817cm" svg:x2="13.939cm" svg:y2="8.103cm">
          <text:p/>
        </draw:line>
        <draw:frame draw:style-name="gr6" draw:text-style-name="P6" draw:layer="layout" svg:width="19.558cm" svg:height="3.737cm" svg:x="4.166cm" svg:y="2.007cm">
          <draw:text-box>
            <text:p text:style-name="P5"><text:span text:style-name="T5">ADC_WIDTH_BITS, ADC_INPUT_IS_LSB_OF_OUT_PORT</text:span></text:p>
            <text:p text:style-name="P5"><text:span text:style-name="T5">clr_overrun_sticky_error,</text:span></text:p>
            <text:p text:style-name="P5"><text:span text:style-name="T5">overrun_sticky_error,</text:span></text:p>
            <text:p text:style-name="P5"><text:span text:style-name="T5">samp_count_before_first_samp_drop,</text:span></text:p>
            <text:p text:style-name="P5"><text:span text:style-name="T5">num_dropped_samps,</text:span></text:p>
            <text:p text:style-name="P5"><text:span text:style-name="T5">suppress_discontinuity_opcode</text:span></text:p>
          </draw:text-box>
        </draw:frame>
        <draw:frame draw:style-name="gr7" draw:text-style-name="P4" draw:layer="layout" svg:width="6.477cm" svg:height="3.824cm" svg:x="2.642cm" svg:y="9.772cm">
          <draw:text-box>
            <text:p text:style-name="P1"><text:span text:style-name="T2"/></text:p>
            <text:p text:style-name="P1"><text:span text:style-name="T3">dev</text:span></text:p>
            <text:p text:style-name="P1"><text:span text:style-name="T3">devsignal</text:span></text:p>
            <text:p text:style-name="P1"><text:span text:style-name="T4">Signed complex samples</text:span></text:p>
          </draw:text-box>
        </draw:frame>
        <draw:frame draw:style-name="gr8" draw:text-style-name="P8" draw:layer="layout" svg:width="3.175cm" svg:height="0.816cm" svg:x="12.358cm" svg:y="1.191cm">
          <draw:text-box>
            <text:p text:style-name="P7"><text:span text:style-name="T6">Properti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9-25T10:31:12.045052447</dc:date>
    <meta:editing-duration>PT9H34M35S</meta:editing-duration>
    <meta:editing-cycles>39</meta:editing-cycles>
    <meta:generator>LibreOffice/6.4.7.2$MacOSX_X86_64 LibreOffice_project/639b8ac485750d5696d7590a72ef1b496725cfb5</meta:generator>
    <dc:creator>Lisa Zahn</dc:creator>
    <meta:document-statistic meta:object-count="9"/>
  </office:meta>
</office:document-meta>
</file>